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ext_20_body">
      <style:text-properties fo:font-size="6pt" style:font-size-asian="6pt" style:font-size-complex="6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ru" fo:country="RU"/>
    </style:style>
    <style:style style:name="T3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4" style:family="text">
      <style:text-properties style:use-window-font-color="true" style:text-position="0% 100%" fo:language="ru" fo:country="RU" fo:background-color="transparent"/>
    </style:style>
    <style:style style:name="T45" style:family="text">
      <style:text-properties style:use-window-font-color="true" style:text-position="0% 100%" fo:background-color="transparent"/>
    </style:style>
    <style:style style:name="T46" style:family="text">
      <style:text-properties style:font-name-asian="Times New Roman" style:font-name-complex="Times New Roman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-asian="Times New Roman" style:font-name-complex="Times New Roman"/>
    </style:style>
    <style:style style:name="T49" style:family="text">
      <style:text-properties style:text-position="0% 100%" fo:language="en" fo:country="US"/>
    </style:style>
    <style:style style:name="T50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0% 100%" fo:language="ru" fo:country="RU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text-position="0% 100%" fo:font-style="italic" style:font-style-asian="italic" style:font-name-complex="Symbol" style:font-style-complex="italic"/>
    </style:style>
    <style:style style:name="T54" style:family="text">
      <style:text-properties style:font-name-complex="Ari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style:font-name-complex="Arial"/>
    </style:style>
    <style:style style:name="T57" style:family="text">
      <style:text-properties fo:color="#ffffff" style:font-name-complex="Arial"/>
    </style:style>
    <style:style style:name="T58" style:family="text">
      <style:text-properties fo:color="#ffffff" style:text-underline-style="solid" style:text-underline-width="auto" style:text-underline-color="font-color"/>
    </style:style>
    <style:style style:name="T59" style:family="text">
      <style:text-properties fo:color="#ffffff" style:text-underline-style="solid" style:text-underline-width="auto" style:text-underline-color="font-color" style:font-name-complex="Arial"/>
    </style:style>
    <style:style style:name="T60" style:family="text">
      <style:text-properties fo:color="#000000" fo:language="en" fo:country="US" fo:font-weight="normal" style:font-weight-asian="normal" style:font-weight-complex="normal"/>
    </style:style>
    <style:style style:name="T61" style:family="text">
      <style:text-properties fo:color="#000000" fo:font-weight="normal" style:font-weight-asian="normal" style:font-weight-complex="normal"/>
    </style:style>
    <style:style style:name="T62" style:family="text">
      <style:text-properties fo:color="#000000" fo:language="ru" fo:country="RU" fo:font-weight="normal" style:font-weight-asian="normal" style:font-weight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background-color="transparent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size="10pt" fo:language="ru" fo:country="RU" style:font-size-asian="10pt" style:font-size-complex="10pt"/>
    </style:style>
    <style:style style:name="T67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fo:color="#ff6600"/>
    </style:style>
    <style:style style:name="T71" style:family="text">
      <style:text-properties fo:color="#ff6600"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</text:p>
      <text:p text:style-name="P9"/>
      <text:p text:style-name="P4"><text:span text:style-name="T54">поверки дозиметра-радиометра типа МКС-1117М зав. № </text:span><text:span text:style-name="T56"><text:s/>$</text:span><text:span text:style-name="T4">serial</text:span><text:span text:style-name="T56"> </text:span><text:span text:style-name="T54"><text:s/></text:span><text:span text:style-name="T57">.</text:span><text:span text:style-name="T54"> </text:span></text:p>
      <text:p text:style-name="P4"><text:span text:style-name="T54">принадлежащего </text:span><text:span text:style-name="T59">.</text:span><text:span text:style-name="T56"> <text:s text:c="105"/></text:span><text:span text:style-name="T59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27">Т</text:span> = <text:span text:style-name="T55"><text:s/></text:span><text:span text:style-name="T29">$temp </text:span><text:s/>°<text:span text:style-name="T27">С</text:span>, атмосферном давлении <text:span text:style-name="T27">Р</text:span> = <text:span text:style-name="T55"><text:s text:c="5"/></text:span><text:s/>мм.рт.ст, относительной влажности воздуха <text:span text:style-name="T27">р</text:span> = <text:span text:style-name="T55"><text:s/></text:span><text:span text:style-name="T29">$vlag </text:span><text:s/>%, внешнем фоне γ-излучения <text:span text:style-name="T7">H</text:span>*(10) = <text:span text:style-name="T55"><text:s/></text:span><text:span text:style-name="T29">$bground </text:span><text:s/>нЗв/ч, <text:s/>согласно методике, изложенной в МП. МН.1396-2004.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5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60">$facility_1</text:span><text:span text:style-name="T62">4</text:span><text:span text:style-name="T60">0</text:span><text:span text:style-name="T61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6">- </text:span><text:span text:style-name="T68">$facility_beta</text:span><text:span text:style-name="T67">;</text:span><text:span text:style-name="T58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51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9">$a_max</text:span><text:span text:style-name="T52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9">$b_max</text:span><text:span text:style-name="T52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25">- плотности потока нейтронного излучения от <text:span text:style-name="T49">$ppn_min</text:span> до <text:span text:style-name="T49">$ppn_max</text:span><text:span text:style-name="T52">·10</text:span><text:span text:style-name="T15">$n_max_E</text:span> с<text:span text:style-name="T14">-1</text:span><text:span text:style-name="T46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51">- </text:span><text:span text:style-name="T47">МД нейтронного излучения от </text:span><text:span text:style-name="T49">$mdn_min </text:span><text:span text:style-name="T51">мк</text:span><text:span text:style-name="T14"> </text:span><text:span text:style-name="T47">до</text:span><text:span text:style-name="T14"> </text:span><text:span text:style-name="T49">$mdn_max</text:span><text:span text:style-name="T47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51">- </text:span><text:span text:style-name="T44">мощность</text:span><text:span text:style-name="T45"> </text:span><text:span text:style-name="T44">кермы</text:span><text:span text:style-name="T45"> </text:span><text:span text:style-name="T44">в воздухе </text:span><text:span text:style-name="T45">от </text:span><text:span text:style-name="T49">$k_minГ</text:span><text:span text:style-name="T51">р/ч </text:span><text:span text:style-name="T14"><text:s/></text:span><text:span text:style-name="T47">до</text:span><text:span text:style-name="T14"> </text:span><text:span text:style-name="T49">$k_max</text:span><text:span text:style-name="T51">Гр</text:span><text:span text:style-name="T47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51">- мощность направленного эквивалента</text:span><text:span text:style-name="T47"> от </text:span><text:span text:style-name="T49">$g007_min</text:span><text:span text:style-name="T51">Зв/ч</text:span><text:span text:style-name="T14"> </text:span><text:span text:style-name="T47">до</text:span><text:span text:style-name="T14"> </text:span><text:span text:style-name="T49">$g007_max</text:span><text:span text:style-name="T47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69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</text:span><text:span text:style-name="T56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</text:span><text:span text:style-name="T56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</text:span><text:span text:style-name="T56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с УД БОИ-5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9.B2" table:number-rows-spanned="3" office:value-type="string">
            <text:p text:style-name="P48">Номер источ-ника</text:p>
          </table:table-cell>
          <table:table-cell table:style-name="t2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9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54">Фон, нЗв/ч</text:p>
          </table:table-cell>
          <table:table-cell table:style-name="t2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53"><text:span text:style-name="T27">H</text:span><text:span text:style-name="T16">1</text:span></text:p>
          </table:table-cell>
          <table:table-cell table:style-name="t29.D3" office:value-type="string">
            <text:p text:style-name="P54"><text:span text:style-name="T7">H</text:span><text:span text:style-name="T16">2</text:span></text:p>
          </table:table-cell>
          <table:table-cell table:style-name="t2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48"><text:span text:style-name="T2">20</text:span> <text:span text:style-name="T10">мкЗв</text:span>/ч</text:p>
          </table:table-cell>
          <table:table-cell table:style-name="t29.B5" office:value-type="string">
            <text:p text:style-name="P49">$29-30</text:p>
          </table:table-cell>
          <table:table-cell table:style-name="t29.B5" office:value-type="string">
            <text:p text:style-name="P49">$29-40</text:p>
          </table:table-cell>
          <table:table-cell table:style-name="t29.B5" office:value-type="string">
            <text:p text:style-name="P49">$29-50</text:p>
          </table:table-cell>
          <table:table-cell table:style-name="t29.B5" office:value-type="string">
            <text:p text:style-name="P49">$29-60</text:p>
          </table:table-cell>
          <table:table-cell table:style-name="t29.B5" office:value-type="string">
            <text:p text:style-name="P49">$29-70</text:p>
          </table:table-cell>
          <table:table-cell table:style-name="t29.B5" office:value-type="string">
            <text:p text:style-name="P49">$29-80</text:p>
          </table:table-cell>
          <table:table-cell table:style-name="t29.B5" office:value-type="string">
            <text:p text:style-name="P49">$29-00</text:p>
          </table:table-cell>
          <table:table-cell table:style-name="t29.B5" office:value-type="string">
            <text:p text:style-name="P49">$29-10</text:p>
          </table:table-cell>
          <table:table-cell table:style-name="t29.B5" office:value-type="string">
            <text:p text:style-name="P49">$29-20</text:p>
          </table:table-cell>
          <table:table-cell table:style-name="t29.K5" table:number-rows-spanned="5" office:value-type="string">
            <text:p text:style-name="P48">±<text:span text:style-name="T2">20</text:span></text:p>
          </table:table-cell>
        </table:table-row>
        <table:table-row table:style-name="t29.5">
          <table:table-cell table:style-name="t29.A5" office:value-type="string">
            <text:p text:style-name="P48">7<text:span text:style-name="T2">0</text:span> <text:span text:style-name="T10">мкЗв</text:span>/ч</text:p>
          </table:table-cell>
          <table:table-cell table:style-name="t29.B5" office:value-type="string">
            <text:p text:style-name="P49">$29-31</text:p>
          </table:table-cell>
          <table:table-cell table:style-name="t29.B5" office:value-type="string">
            <text:p text:style-name="P49">$29-41</text:p>
          </table:table-cell>
          <table:table-cell table:style-name="t29.B5" office:value-type="string">
            <text:p text:style-name="P49">$29-51</text:p>
          </table:table-cell>
          <table:table-cell table:style-name="t29.B5" office:value-type="string">
            <text:p text:style-name="P49">$29-61</text:p>
          </table:table-cell>
          <table:table-cell table:style-name="t29.B5" office:value-type="string">
            <text:p text:style-name="P49">$29-71</text:p>
          </table:table-cell>
          <table:table-cell table:style-name="t29.B5" office:value-type="string">
            <text:p text:style-name="P49">$29-81</text:p>
          </table:table-cell>
          <table:table-cell table:style-name="t29.B5" office:value-type="string">
            <text:p text:style-name="P49">$29-01</text:p>
          </table:table-cell>
          <table:table-cell table:style-name="t29.B5" office:value-type="string">
            <text:p text:style-name="P49">$29-11</text:p>
          </table:table-cell>
          <table:table-cell table:style-name="t29.B5" office:value-type="string">
            <text:p text:style-name="P49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48"><text:span text:style-name="T2">0,</text:span>7 <text:span text:style-name="T10">м</text:span>Зв/ч</text:p>
          </table:table-cell>
          <table:table-cell table:style-name="t29.B5" office:value-type="string">
            <text:p text:style-name="P49">$29-32</text:p>
          </table:table-cell>
          <table:table-cell table:style-name="t29.B5" office:value-type="string">
            <text:p text:style-name="P49">$29-42</text:p>
          </table:table-cell>
          <table:table-cell table:style-name="t29.B5" office:value-type="string">
            <text:p text:style-name="P49">$29-52</text:p>
          </table:table-cell>
          <table:table-cell table:style-name="t29.B5" office:value-type="string">
            <text:p text:style-name="P49">$29-62</text:p>
          </table:table-cell>
          <table:table-cell table:style-name="t29.B5" office:value-type="string">
            <text:p text:style-name="P49">$29-72</text:p>
          </table:table-cell>
          <table:table-cell table:style-name="t29.B5" office:value-type="string">
            <text:p text:style-name="P49">$29-82</text:p>
          </table:table-cell>
          <table:table-cell table:style-name="t29.B5" office:value-type="string">
            <text:p text:style-name="P49">$29-02</text:p>
          </table:table-cell>
          <table:table-cell table:style-name="t29.B5" office:value-type="string">
            <text:p text:style-name="P49">$29-12</text:p>
          </table:table-cell>
          <table:table-cell table:style-name="t29.B5" office:value-type="string">
            <text:p text:style-name="P49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48">7 <text:span text:style-name="T10">м</text:span>Зв/ч</text:p>
          </table:table-cell>
          <table:table-cell table:style-name="t29.B5" office:value-type="string">
            <text:p text:style-name="P49">$29-33</text:p>
          </table:table-cell>
          <table:table-cell table:style-name="t29.B5" office:value-type="string">
            <text:p text:style-name="P49">$29-43</text:p>
          </table:table-cell>
          <table:table-cell table:style-name="t29.B5" office:value-type="string">
            <text:p text:style-name="P49">$29-53</text:p>
          </table:table-cell>
          <table:table-cell table:style-name="t29.B5" office:value-type="string">
            <text:p text:style-name="P49">$29-63</text:p>
          </table:table-cell>
          <table:table-cell table:style-name="t29.B5" office:value-type="string">
            <text:p text:style-name="P49">$29-73</text:p>
          </table:table-cell>
          <table:table-cell table:style-name="t29.B5" office:value-type="string">
            <text:p text:style-name="P49">$29-83</text:p>
          </table:table-cell>
          <table:table-cell table:style-name="t29.B5" office:value-type="string">
            <text:p text:style-name="P49">$29-03</text:p>
          </table:table-cell>
          <table:table-cell table:style-name="t29.B5" office:value-type="string">
            <text:p text:style-name="P49">$29-13</text:p>
          </table:table-cell>
          <table:table-cell table:style-name="t29.B5" office:value-type="string">
            <text:p text:style-name="P49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48"><text:span text:style-name="T2">70</text:span> <text:span text:style-name="T10">м</text:span>Зв/ч</text:p>
          </table:table-cell>
          <table:table-cell table:style-name="t29.B9" office:value-type="string">
            <text:p text:style-name="P49">$29-34</text:p>
          </table:table-cell>
          <table:table-cell table:style-name="t29.B9" office:value-type="string">
            <text:p text:style-name="P49">$29-44</text:p>
          </table:table-cell>
          <table:table-cell table:style-name="t29.B9" office:value-type="string">
            <text:p text:style-name="P49">$29-54</text:p>
          </table:table-cell>
          <table:table-cell table:style-name="t29.B9" office:value-type="string">
            <text:p text:style-name="P49">$29-64</text:p>
          </table:table-cell>
          <table:table-cell table:style-name="t29.B9" office:value-type="string">
            <text:p text:style-name="P49">$29-74</text:p>
          </table:table-cell>
          <table:table-cell table:style-name="t29.B9" office:value-type="string">
            <text:p text:style-name="P49">$29-84</text:p>
          </table:table-cell>
          <table:table-cell table:style-name="t29.B9" office:value-type="string">
            <text:p text:style-name="P49">$29-04</text:p>
          </table:table-cell>
          <table:table-cell table:style-name="t29.B9" office:value-type="string">
            <text:p text:style-name="P49">$29-14</text:p>
          </table:table-cell>
          <table:table-cell table:style-name="t29.B9" office:value-type="string">
            <text:p text:style-name="P49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,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,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,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</text:span><text:span text:style-name="T56">кермы в воздухе</text:span><text:span text:style-name="T4"> БДК</text:span><text:span text:style-name="T56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,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БДК</text:span><text:span text:style-name="T56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7">,</text:span>±δст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7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3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1"><text:span text:style-name="T33">H*</text:span><text:span text:style-name="T40">oi</text:span><text:span text:style-name="T36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3">H</text:span><text:span text:style-name="T38">*</text:span><text:span text:style-name="T40">oi</text:span><text:span text:style-name="T36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3">H</text:span><text:span text:style-name="T38">*</text:span><text:span text:style-name="T40">oi</text:span><text:span text:style-name="T36">(10)</text:span><text:span text:style-name="T2">=</text:span><text:span text:style-name="T10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3">H</text:span><text:span text:style-name="T38">*</text:span><text:span text:style-name="T40">oi</text:span><text:span text:style-name="T36">(10)</text:span><text:span text:style-name="T2">=</text:span><text:span text:style-name="T10">330</text:span></text:p>
            <text:p text:style-name="P59">2<text:span text:style-name="T46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3">H</text:span><text:span text:style-name="T38">*</text:span><text:span text:style-name="T40">oi</text:span><text:span text:style-name="T36">(10)</text:span><text:span text:style-name="T2">=</text:span><text:span text:style-name="T10">1460</text:span></text:p>
            <text:p text:style-name="P59">2<text:span text:style-name="T46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4">H</text:span><text:span text:style-name="T39">*</text:span><text:span text:style-name="T41">i</text:span><text:span text:style-name="T37">(10) мкЗв/ч, </text:span><text:span text:style-name="T48">±δ</text:span><text:span text:style-name="T16">ст</text:span>, 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5">H</text:span><text:span text:style-name="T39">*</text:span><text:span text:style-name="T41">i</text:span><text:span text:style-name="T37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3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6"><text:span text:style-name="T31">Определение основной относительной погрешности измерения </text:span><text:span text:style-name="T32">мощности дозы</text:span><text:span text:style-name="T31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1"><text:span text:style-name="T10">Мощность дозы</text:span> в поверяемой точке</text:p>
            <text:p text:style-name="P21"><text:span text:style-name="T33">H*</text:span><text:span text:style-name="T40">oi</text:span><text:span text:style-name="T36">(10)</text:span></text:p>
          </table:table-cell>
          <table:table-cell table:style-name="t28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8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886</text:p>
            <text:p text:style-name="P12"><text:span text:style-name="T33">H</text:span><text:span text:style-name="T38">*</text:span><text:span text:style-name="T40">oi</text:span><text:span text:style-name="T36">(10)</text:span><text:span text:style-name="T2">=</text:span><text:span text:style-name="T10">9</text:span></text:p>
            <text:p text:style-name="P3">1-10</text:p>
          </table:table-cell>
          <table:table-cell table:style-name="t28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886</text:p>
            <text:p text:style-name="P12"><text:span text:style-name="T33">H</text:span><text:span text:style-name="T38">*</text:span><text:span text:style-name="T40">oi</text:span><text:span text:style-name="T36">(10)</text:span><text:span text:style-name="T2">=75</text:span></text:p>
            <text:p text:style-name="P15">20-100</text:p>
          </table:table-cell>
          <table:table-cell table:style-name="t28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70</text:p>
            <text:p text:style-name="P56"><text:span text:style-name="T33">H</text:span><text:span text:style-name="T38">*</text:span><text:span text:style-name="T40">oi</text:span><text:span text:style-name="T36">(10)</text:span><text:span text:style-name="T2">=</text:span><text:span text:style-name="T10">3</text:span><text:span text:style-name="T2">09</text:span></text:p>
            <text:p text:style-name="P59">2<text:span text:style-name="T46">·</text:span>10<text:span text:style-name="T14">2</text:span>-10<text:span text:style-name="T14">3</text:span></text:p>
          </table:table-cell>
          <table:table-cell table:style-name="t28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3</text:p>
            <text:p text:style-name="P56"><text:span text:style-name="T33">H</text:span><text:span text:style-name="T38">*</text:span><text:span text:style-name="T40">oi</text:span><text:span text:style-name="T36">(10)</text:span><text:span text:style-name="T2">=1301</text:span></text:p>
            <text:p text:style-name="P59">2<text:span text:style-name="T46">·</text:span>10<text:span text:style-name="T14">3</text:span>-10<text:span text:style-name="T14">4</text:span></text:p>
          </table:table-cell>
        </table:table-row>
        <table:table-row>
          <table:table-cell table:style-name="t28.A3" office:value-type="string">
            <text:p text:style-name="P17">Показания прибора в поверяемой точке</text:p>
            <text:p text:style-name="P16"><text:span text:style-name="T34">H</text:span><text:span text:style-name="T39">*</text:span><text:span text:style-name="T41">i</text:span><text:span text:style-name="T37">(10) мкЗв/ч, </text:span><text:span text:style-name="T48">±δ</text:span><text:span text:style-name="T16">ст</text:span>, </text:p>
          </table:table-cell>
          <table:table-cell table:style-name="t28.B3" office:value-type="string">
            <text:p text:style-name="P13"/>
          </table:table-cell>
          <table:table-cell table:style-name="t28.B3" office:value-type="string">
            <text:p text:style-name="P15">$28-61</text:p>
            <text:p text:style-name="P15">$28-71</text:p>
            <text:p text:style-name="P15">$28-81</text:p>
          </table:table-cell>
          <table:table-cell table:style-name="t28.B3" office:value-type="string">
            <text:p text:style-name="P15">$28-62</text:p>
            <text:p text:style-name="P15">$28-72</text:p>
            <text:p text:style-name="P15">$28-82</text:p>
          </table:table-cell>
          <table:table-cell table:style-name="t28.B3" office:value-type="string">
            <text:p text:style-name="P15">$28-63</text:p>
            <text:p text:style-name="P15">$28-73</text:p>
            <text:p text:style-name="P15">$28-83</text:p>
          </table:table-cell>
          <table:table-cell table:style-name="t28.F3" office:value-type="string">
            <text:p text:style-name="P15">$28-64</text:p>
            <text:p text:style-name="P15">$28-74</text:p>
            <text:p text:style-name="P15">$28-84</text:p>
          </table:table-cell>
        </table:table-row>
        <table:table-row>
          <table:table-cell table:style-name="t28.A3" office:value-type="string">
            <text:p text:style-name="P17">Среднее значение показаний, <text:span text:style-name="T35">H</text:span><text:span text:style-name="T39">*</text:span><text:span text:style-name="T41">i</text:span><text:span text:style-name="T37">(10) мкЗв/ч</text:span></text:p>
          </table:table-cell>
          <table:table-cell table:style-name="t28.B4" office:value-type="string">
            <text:p text:style-name="P15">$28-00</text:p>
          </table:table-cell>
          <table:table-cell table:style-name="t28.B4" office:value-type="string">
            <text:p text:style-name="P15">$28-01</text:p>
          </table:table-cell>
          <table:table-cell table:style-name="t28.B4" office:value-type="string">
            <text:p text:style-name="P15">$28-02</text:p>
          </table:table-cell>
          <table:table-cell table:style-name="t28.B4" office:value-type="string">
            <text:p text:style-name="P15">$28-03</text:p>
          </table:table-cell>
          <table:table-cell table:style-name="t28.F3" office:value-type="string">
            <text:p text:style-name="P15">$28-04</text:p>
          </table:table-cell>
        </table:table-row>
        <table:table-row>
          <table:table-cell table:style-name="t28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21</text:p>
          </table:table-cell>
          <table:table-cell table:style-name="t28.B4" office:value-type="string">
            <text:p text:style-name="P15">$28-n22</text:p>
          </table:table-cell>
          <table:table-cell table:style-name="t28.B4" office:value-type="string">
            <text:p text:style-name="P15">$28-n23</text:p>
          </table:table-cell>
          <table:table-cell table:style-name="t28.F3" office:value-type="string">
            <text:p text:style-name="P15">$28-n24</text:p>
          </table:table-cell>
        </table:table-row>
        <table:table-row>
          <table:table-cell table:style-name="t28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31</text:p>
          </table:table-cell>
          <table:table-cell table:style-name="t28.B4" office:value-type="string">
            <text:p text:style-name="P15">$28-n32</text:p>
          </table:table-cell>
          <table:table-cell table:style-name="t28.B4" office:value-type="string">
            <text:p text:style-name="P15">$28-n33</text:p>
          </table:table-cell>
          <table:table-cell table:style-name="t28.F3" office:value-type="string">
            <text:p text:style-name="P15">$28-n34</text:p>
          </table:table-cell>
        </table:table-row>
        <table:table-row>
          <table:table-cell table:style-name="t28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28.B4" office:value-type="string">
            <text:p text:style-name="P13"/>
            <text:p text:style-name="P12"/>
          </table:table-cell>
          <table:table-cell table:style-name="t28.B4" office:value-type="string">
            <text:p text:style-name="P15">$28-n41</text:p>
          </table:table-cell>
          <table:table-cell table:style-name="t28.B4" office:value-type="string">
            <text:p text:style-name="P15">$28-n42</text:p>
          </table:table-cell>
          <table:table-cell table:style-name="t28.B4" office:value-type="string">
            <text:p text:style-name="P15">$28-n43</text:p>
          </table:table-cell>
          <table:table-cell table:style-name="t28.F3" office:value-type="string">
            <text:p text:style-name="P15">$28-n44</text:p>
          </table:table-cell>
        </table:table-row>
        <table:table-row table:style-name="t28.8">
          <table:table-cell table:style-name="t28.A8" office:value-type="string">
            <text:p text:style-name="P55"><text:span text:style-name="T63">Пределосновной </text:span>относительной погрешности , %</text:p>
          </table:table-cell>
          <table:table-cell table:style-name="t28.B8" office:value-type="string">
            <text:p text:style-name="P13"/>
          </table:table-cell>
          <table:table-cell table:style-name="t28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27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6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27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6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7">,</text:span>±δст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61</text:p>
            <text:p text:style-name="P15">$27-71</text:p>
            <text:p text:style-name="P15">$27-81</text:p>
          </table:table-cell>
          <table:table-cell table:style-name="t27.B3" office:value-type="string">
            <text:p text:style-name="P15">$27-62</text:p>
            <text:p text:style-name="P15">$27-72</text:p>
            <text:p text:style-name="P15">$27-82</text:p>
          </table:table-cell>
          <table:table-cell table:style-name="t27.B3" office:value-type="string">
            <text:p text:style-name="P15">$27-63</text:p>
            <text:p text:style-name="P15">$27-73</text:p>
            <text:p text:style-name="P15">$27-83</text:p>
          </table:table-cell>
          <table:table-cell table:style-name="t27.F3" office:value-type="string">
            <text:p text:style-name="P15">$27-64</text:p>
            <text:p text:style-name="P15">$27-74</text:p>
            <text:p text:style-name="P15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27.B3" office:value-type="string">
            <text:p text:style-name="P15">$27-00</text:p>
          </table:table-cell>
          <table:table-cell table:style-name="t27.B3" office:value-type="string">
            <text:p text:style-name="P15">$27-01</text:p>
          </table:table-cell>
          <table:table-cell table:style-name="t27.B3" office:value-type="string">
            <text:p text:style-name="P15">$27-02</text:p>
          </table:table-cell>
          <table:table-cell table:style-name="t27.B3" office:value-type="string">
            <text:p text:style-name="P15">$27-03</text:p>
          </table:table-cell>
          <table:table-cell table:style-name="t27.F3" office:value-type="string">
            <text:p text:style-name="P15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7">см</text:span><text:span text:style-name="T14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21</text:p>
          </table:table-cell>
          <table:table-cell table:style-name="t27.B3" office:value-type="string">
            <text:p text:style-name="P15">$27-n22</text:p>
          </table:table-cell>
          <table:table-cell table:style-name="t27.B3" office:value-type="string">
            <text:p text:style-name="P15">$27-n23</text:p>
          </table:table-cell>
          <table:table-cell table:style-name="t27.F3" office:value-type="string">
            <text:p text:style-name="P15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31</text:p>
          </table:table-cell>
          <table:table-cell table:style-name="t27.B3" office:value-type="string">
            <text:p text:style-name="P15">$27-n32</text:p>
          </table:table-cell>
          <table:table-cell table:style-name="t27.B3" office:value-type="string">
            <text:p text:style-name="P15">$27-n33</text:p>
          </table:table-cell>
          <table:table-cell table:style-name="t27.F3" office:value-type="string">
            <text:p text:style-name="P15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5">$27-n41</text:p>
          </table:table-cell>
          <table:table-cell table:style-name="t27.B3" office:value-type="string">
            <text:p text:style-name="P15">$27-n42</text:p>
          </table:table-cell>
          <table:table-cell table:style-name="t27.B3" office:value-type="string">
            <text:p text:style-name="P15">$27-n43</text:p>
          </table:table-cell>
          <table:table-cell table:style-name="t27.F3" office:value-type="string">
            <text:p text:style-name="P15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63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6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3">φ</text:span><text:span text:style-name="T16">1</text:span></text:p>
          </table:table-cell>
          <table:table-cell table:style-name="t12.D4" office:value-type="string">
            <text:p text:style-name="P43"><text:span text:style-name="T50">φ</text:span><text:span text:style-name="T16">2</text:span></text:p>
          </table:table-cell>
          <table:table-cell table:style-name="t12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—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6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3">φ</text:span><text:span text:style-name="T16">1</text:span></text:p>
          </table:table-cell>
          <table:table-cell table:style-name="t13.D4" office:value-type="string">
            <text:p text:style-name="P43"><text:span text:style-name="T50">φ</text:span><text:span text:style-name="T16">2</text:span></text:p>
          </table:table-cell>
          <table:table-cell table:style-name="t13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—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6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53">φ</text:span><text:span text:style-name="T16">1</text:span></text:p>
          </table:table-cell>
          <table:table-cell table:style-name="t25.D4" office:value-type="string">
            <text:p text:style-name="P43"><text:span text:style-name="T50">φ</text:span><text:span text:style-name="T16">2</text:span></text:p>
          </table:table-cell>
          <table:table-cell table:style-name="t25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—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3">φ</text:span><text:span text:style-name="T16">1</text:span></text:p>
          </table:table-cell>
          <table:table-cell table:style-name="t14.D4" office:value-type="string">
            <text:p text:style-name="P43"><text:span text:style-name="T50">φ</text:span><text:span text:style-name="T16">2</text:span></text:p>
          </table:table-cell>
          <table:table-cell table:style-name="t14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—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3">φ</text:span><text:span text:style-name="T16">1</text:span></text:p>
          </table:table-cell>
          <table:table-cell table:style-name="t15.D4" office:value-type="string">
            <text:p text:style-name="P43"><text:span text:style-name="T50">φ</text:span><text:span text:style-name="T16">2</text:span></text:p>
          </table:table-cell>
          <table:table-cell table:style-name="t15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—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53">φ</text:span><text:span text:style-name="T16">1</text:span></text:p>
          </table:table-cell>
          <table:table-cell table:style-name="t26.D4" office:value-type="string">
            <text:p text:style-name="P43"><text:span text:style-name="T50">φ</text:span><text:span text:style-name="T16">2</text:span></text:p>
          </table:table-cell>
          <table:table-cell table:style-name="t26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—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Р-0</text:span><text:span text:style-name="T56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6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3">φ</text:span><text:span text:style-name="T16">1</text:span></text:p>
          </table:table-cell>
          <table:table-cell table:style-name="t20.D4" office:value-type="string">
            <text:p text:style-name="P43"><text:span text:style-name="T50">φ</text:span><text:span text:style-name="T16">2</text:span></text:p>
          </table:table-cell>
          <table:table-cell table:style-name="t20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—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3">φ</text:span><text:span text:style-name="T16">1</text:span></text:p>
          </table:table-cell>
          <table:table-cell table:style-name="t21.D4" office:value-type="string">
            <text:p text:style-name="P43"><text:span text:style-name="T50">φ</text:span><text:span text:style-name="T16">2</text:span></text:p>
          </table:table-cell>
          <table:table-cell table:style-name="t21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—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П</text:span><text:span text:style-name="T56">С</text:span><text:span text:style-name="T4">-0</text:span><text:span text:style-name="T56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,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4-26T14:39:36.33</dc:date>
    <meta:editing-duration>P3DT8H17M54S</meta:editing-duration>
    <meta:editing-cycles>328</meta:editing-cycles>
    <meta:generator>OpenOffice/4.1.6$Win32 OpenOffice.org_project/416m1$Build-9790</meta:generator>
    <meta:print-date>2020-06-30T13:14:39.23</meta:print-date>
    <meta:document-statistic meta:table-count="42" meta:image-count="0" meta:object-count="0" meta:page-count="11" meta:paragraph-count="2064" meta:word-count="3580" meta:character-count="23656"/>
  </office:meta>
</office:document-meta>
</file>